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e469" officeooo:paragraph-rsid="000ae469"/>
    </style:style>
    <style:style style:name="P2" style:family="paragraph" style:parent-style-name="Preformatted_20_Text">
      <style:paragraph-properties fo:text-align="center" style:justify-single-word="false"/>
      <style:text-properties fo:font-size="20pt" officeooo:rsid="000ae469" officeooo:paragraph-rsid="000ae469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Русская клавиатура</text:p>
      <text:p text:style-name="P2"/>
      <text:p text:style-name="P2"/>
      <text:p text:style-name="P2">Ё ! " № <text:s/>; % : ? * ( ) _ +</text:p>
      <text:p text:style-name="P2">ё 1 2 3 <text:s/>4 5 6 7 8 9 0 - =</text:p>
      <text:p text:style-name="P2"/>
      <text:p text:style-name="P2">Й Ц У К Е Н Г Ш Щ З Х Ъ</text:p>
      <text:p text:style-name="P2">й ц у к е н г ш щ з х ъ</text:p>
      <text:p text:style-name="P2"/>
      <text:p text:style-name="P2">Ф Ы В А П Р О Л Д Ж Э /</text:p>
      <text:p text:style-name="P2">ф ы в а п р о л д ж э \</text:p>
      <text:p text:style-name="P2"/>
      <text:p text:style-name="P2">| Я Ч С М И Т Ь Б Ю , <text:s/></text:p>
      <text:p text:style-name="P2">/ я ч с м и т ь б ю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7-30T08:37:27.192575868</dc:date>
    <meta:editing-duration>PT3M10S</meta:editing-duration>
    <meta:editing-cycles>1</meta:editing-cycles>
    <meta:document-statistic meta:table-count="0" meta:image-count="0" meta:object-count="0" meta:page-count="1" meta:paragraph-count="9" meta:word-count="98" meta:character-count="207" meta:non-whitespace-character-count="113"/>
  </office:meta>
</office:document-meta>
</file>